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3c6e5"/>
    </style:style>
    <style:style style:name="P2" style:family="paragraph" style:parent-style-name="Standard">
      <style:text-properties officeooo:paragraph-rsid="0023c6e5"/>
    </style:style>
    <style:style style:name="T1" style:family="text">
      <style:text-properties officeooo:rsid="0022208b"/>
    </style:style>
    <style:style style:name="T2" style:family="text">
      <style:text-properties officeooo:rsid="0023c6e5"/>
    </style:style>
    <style:style style:name="T3" style:family="text">
      <style:text-properties officeooo:rsid="00266c97"/>
    </style:style>
    <style:style style:name="T4" style:family="text">
      <style:text-properties officeooo:rsid="00266f34"/>
    </style:style>
    <style:style style:name="T5" style:family="text">
      <style:text-properties officeooo:rsid="002843bc"/>
    </style:style>
    <style:style style:name="T6" style:family="text">
      <style:text-properties officeooo:rsid="0029c1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study, machine learning algorithms will be used to classify the patients with Alzheimer disease and imitative symptoms. The database used in the study is retrieved from the Alzheimer's Disease Neuroimaging Initiative cohort (ADNI3). Before any ML algorithms, we will preprocess the data of ADNI3. This step will make a new data set (we call it Numeric Data or ND) which is going to be used in parallel with the ML methods done on MRI and PET images. This data set which will be the result of processed MRI images will include the quantitative measures of volume of the hippocampus and fimbria and also charactristics of the tract of thalamocortical and cortical thickness.</text:p>
      <text:p text:style-name="P1"/>
      <text:p text:style-name="P1">Several machine learning procedures that can be used to solve classification problems are available. The methods that we will use in this study will include Linear Regression, Naive Bayes (NB), Support Vector Machine with linear (SVM-Linear), radial basis function (SVM-RBF), and polynomial (SVM-Poly) kernels with Platt scaling, k-Nearest Neighbors algorithm (kNN) , Multi-Layer Perceptrons with either one or two hidden layers and trained with either a full- batch gradient descent or Adam algorithms (MLP1-Batch, MLP2-Batch, MLP1-Adam, MLP2-Adam), and Gradient Tree Boosting of Decision Trees (GTB) , other kinds of Artificial Neural Networks like Convolutional Neural Networks and Recurrent Neural Networks. The different algorithms will be used for different data sets. To use MRI and PET images as training data we will use Convolution Neural Networks, for parametric data and ND (like the PH of blood, age, blood pressure, etc.) the support vector classifier, decision tree, stochastic gradient descent etc. and for the data of bio markers which are in time series format, Recurrent Neural Networks will be used. The results of the classifiers will be fed into ensemble learning methods to gain better results with respect to the pervious researches. Since we have many features we also will use some Regularized Linear Models like ridge regression, Lasso regression, and Elastic Net to avoid over learning. Some feature reduction methods like t-SNE, PCA, MDS etc. will be used before feeding the data to neural networks. We may have some analysis on the output of feature reduction methods to convert them to understandable results which will be used to extract the most important biomarkers contributing to Alzheimer's. The last but not least, a statistical analysis will be done on the predictions of the machine, to suggest the best treatment options. As anyone can notice, these training methods will be very computationally costly. We will have two plans to solve these problems. The first one is using the Linux clusters of CERN (lxplus.cern.ch) to gain big memory nodes and higher number of CPU cores. The second way is using Field Programmable Gate Arrays (FPGA) to perform parallel computation with high sp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21:07:13.943386704</meta:creation-date>
    <meta:editing-duration>PT43M17S</meta:editing-duration>
    <meta:editing-cycles>10</meta:editing-cycles>
    <meta:generator>LibreOffice/6.0.7.3$Linux_X86_64 LibreOffice_project/00m0$Build-3</meta:generator>
    <dc:date>2019-09-06T12:30:24.159366669</dc:date>
    <meta:document-statistic meta:table-count="0" meta:image-count="0" meta:object-count="0" meta:page-count="1" meta:paragraph-count="2" meta:word-count="462" meta:character-count="2907" meta:non-whitespace-character-count="2447"/>
  </office:meta>
</office:document-meta>
</file>